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AccountDao.add( final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ccountDao.getIndex( String prop , boolean as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AccountDao.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AccountDao.MockAccountDa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AccountDao.delete( final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ccountDao.get( String u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AccountDao.find( QueryParam q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ccountDao.updateInde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ockAccountDao.update( final Account new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AccountDao.save( final Account ac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AccountDao.compare( Object arg0 , Objec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